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EDWC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ensity Select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/c 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/c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 office:value-type="string" calcext:value-type="string">
            <text:p>EXTI</text:p>
          </table:table-cell>
          <table:table-cell office:value-type="string" calcext:value-type="string">
            <text:p>PA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INDEX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MOTE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A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DRVS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B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DRVS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A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MOTE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B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DIR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STEP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TIM4_CH3</text:p>
          </table:table-cell>
          <table:table-cell office:value-type="string" calcext:value-type="string">
            <text:p>PB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WD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Write Data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WG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Floppy Write Enable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TRK00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Track 0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/WPT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Write Protect</text:p>
          </table:table-cell>
          <table:table-cell/>
        </table:table-row>
        <table:table-row table:style-name="ro1">
          <table:table-cell office:value-type="string" calcext:value-type="string">
            <text:p>TIM2_CH3</text:p>
          </table:table-cell>
          <table:table-cell office:value-type="string" calcext:value-type="string">
            <text:p>PA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RDATA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Read Data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SIDE1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Head Select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DSKCHG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Disk Change/Ready</text:p>
          </table:table-cell>
          <table:table-cell office:value-type="string" calcext:value-type="string">
            <text:p>Fr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.00.0000</text:date>, <text:time style:data-style-name="N2" text:time-value="13:23:02.5044108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3:45:58.607508344</meta:creation-date>
    <dc:date>2016-02-27T13:59:17.248464707</dc:date>
    <meta:editing-duration>PT7H39M37S</meta:editing-duration>
    <meta:editing-cycles>7</meta:editing-cycles>
    <meta:generator>LibreOffice/5.0.5.2$Linux_X86_64 LibreOffice_project/00m0$Build-2</meta:generator>
    <meta:document-statistic meta:table-count="1" meta:cell-count="111" meta:object-count="0"/>
  </office:meta>
</office:document-meta>
</file>